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F0000022FCB60C37B714C9A9F.png" manifest:media-type="image/png"/>
  <manifest:file-entry manifest:full-path="Pictures/10000E84000039C2000039C2BCFFE0221DEF8F5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.5cm" fo:min-width="3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59cm" svg:height="14.759cm" svg:x="0.315cm" svg:y="-0.003cm">
          <draw:image xlink:href="Pictures/10000E84000039C2000039C2BCFFE0221DEF8F5A.svg" xlink:type="simple" xlink:show="embed" xlink:actuate="onLoad" draw:mime-type="image/svg+xml">
            <text:p/>
          </draw:image>
          <draw:image xlink:href="Pictures/100000010000022F0000022FCB60C37B714C9A9F.png" xlink:type="simple" xlink:show="embed" xlink:actuate="onLoad" draw:mime-type="image/png"/>
        </draw:frame>
        <draw:g>
          <draw:custom-shape draw:style-name="gr2" draw:text-style-name="P2" draw:layer="layout" svg:width="3.5cm" svg:height="0.75cm" draw:transform="rotate (0.785398163397448) translate (6.055cm 9.169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5cm" svg:height="0.75cm" draw:transform="rotate (-0.785398163397449) translate (6.586cm 4.75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76cm" fo:page-height="14.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2:05:44.890969160</meta:creation-date>
    <meta:editing-duration>PT4M48S</meta:editing-duration>
    <meta:editing-cycles>3</meta:editing-cycles>
    <meta:generator>LibreOffice/7.3.7.2$Linux_X86_64 LibreOffice_project/30$Build-2</meta:generator>
    <dc:date>2023-12-20T00:45:45.175850629</dc:date>
    <meta:document-statistic meta:object-count="4"/>
  </office:meta>
</office:document-meta>
</file>